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Heading1">
      <style:text-properties officeooo:rsid="0051a912" officeooo:paragraph-rsid="0055d296"/>
    </style:style>
    <style:style style:name="P6" style:family="paragraph" style:parent-style-name="DocHeading1">
      <style:text-properties officeooo:paragraph-rsid="0055d296"/>
    </style:style>
    <style:style style:name="P7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8" style:family="paragraph" style:parent-style-name="Text_20_body">
      <style:text-properties officeooo:paragraph-rsid="0055d296"/>
    </style:style>
    <style:style style:name="P9" style:family="paragraph" style:parent-style-name="Text_20_body" style:list-style-name="L1">
      <style:text-properties officeooo:paragraph-rsid="0055d29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5d296"/>
    </style:style>
    <style:style style:name="T4" style:family="text">
      <style:text-properties officeooo:rsid="00570e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7"><text:title>Project Structure</text:title></text:p>
      <text:h text:style-name="P5" text:outline-level="1"><text:span text:style-name="T3">Project Organization</text:span></text:h>
      <text:p text:style-name="P8"><text:span text:style-name="T3">Each project in oFreq is its own directory. <text:s/>The project will have several subdirectories, each with inputs or output files. <text:s/>A single project can contain only one or two different analysis:</text:span></text:p>
      <text:list xml:id="list530024863" text:style-name="L1">
        <text:list-item>
          <text:p text:style-name="P9"><text:span text:style-name="T3">Response analysis</text:span></text:p>
        </text:list-item>
        <text:list-item>
          <text:p text:style-name="P9"><text:span text:style-name="T3">Resonant analysis</text:span></text:p>
        </text:list-item>
      </text:list>
      <text:h text:style-name="P6" text:outline-level="1"><text:span text:style-name="T3">File naming Convention / </text:span><text:span text:style-name="T4">Directory Structure</text:span></text:h>
      <text:p text:style-name="P8"><text:span text:style-name="T3">oFreq expects very specific filenames and directory names. <text:s/>These can not be altered, or oFreq will not function. <text:s/>Within each file, the text formatting is very flexible. <text:s/>But the actual files must follow a rigid directory structure and file name convention.</text:span></text:p>
      <text:p text:style-name="P8"><text:span text:style-name="T3">See U04-0010.0003 for details of the directory struc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60_project_structure.odt</text:file-name></text:span><text:tab/> <text:a xlink:type="simple" xlink:href="http://www.dmsonline.us/"><text:span text:style-name="MT1">www.dmsonline.us</text:span></text:a><text:tab/>Page <text:page-number text:select-page="current"/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06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1T15:45:25</meta:creation-date>
    <meta:editing-cycles>4</meta:editing-cycles>
    <meta:editing-duration>PT8S</meta:editing-duration>
    <dc:description>Organization of project structure</dc:description>
    <dc:subject>U04-0060</dc:subject>
    <dc:title>Project Structure</dc:title>
    <dc:date>2014-04-21T16:25:47</dc:date>
    <meta:document-statistic meta:table-count="0" meta:image-count="0" meta:object-count="0" meta:page-count="1" meta:paragraph-count="12" meta:word-count="107" meta:character-count="743" meta:non-whitespace-character-count="639"/>
    <meta:user-defined meta:name="Info 1"/>
    <meta:user-defined meta:name="Info 2"/>
    <meta:user-defined meta:name="Info 3"/>
    <meta:user-defined meta:name="Info 4"/>
  </office:meta>
</office:document-meta>
</file>